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9.52cm" table:align="center"/>
    </style:style>
    <style:style style:name="Tabela1.A" style:family="table-column">
      <style:table-column-properties style:column-width="1.91cm"/>
    </style:style>
    <style:style style:name="Tabela1.B" style:family="table-column">
      <style:table-column-properties style:column-width="7.609cm"/>
    </style:style>
    <style:style style:name="Tabela1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ela1.B1" style:family="table-cell">
      <style:table-cell-properties style:vertical-align="middle" style:border-line-width="0.002cm 0.004cm 0.002cm" fo:padding="0.049cm" fo:border="0.2pt double #808080"/>
    </style:style>
    <style:style style:name="Tabela1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a1.B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a2" style:family="table">
      <style:table-properties style:width="8.95cm" table:align="center"/>
    </style:style>
    <style:style style:name="Tabela2.A" style:family="table-column">
      <style:table-column-properties style:column-width="2.448cm"/>
    </style:style>
    <style:style style:name="Tabela2.B" style:family="table-column">
      <style:table-column-properties style:column-width="6.502cm"/>
    </style:style>
    <style:style style:name="Tabela2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ela2.B1" style:family="table-cell">
      <style:table-cell-properties style:vertical-align="middle" style:border-line-width="0.002cm 0.004cm 0.002cm" fo:padding="0.049cm" fo:border="0.2pt double #808080"/>
    </style:style>
    <style:style style:name="Tabela2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a2.B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a3" style:family="table">
      <style:table-properties style:width="7.26cm" table:align="center"/>
    </style:style>
    <style:style style:name="Tabela3.A" style:family="table-column">
      <style:table-column-properties style:column-width="1.91cm"/>
    </style:style>
    <style:style style:name="Tabela3.B" style:family="table-column">
      <style:table-column-properties style:column-width="5.35cm"/>
    </style:style>
    <style:style style:name="Tabela3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ela3.B1" style:family="table-cell">
      <style:table-cell-properties style:vertical-align="middle" style:border-line-width="0.002cm 0.004cm 0.002cm" fo:padding="0.049cm" fo:border="0.2pt double #808080"/>
    </style:style>
    <style:style style:name="Tabela3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a3.B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a4" style:family="table">
      <style:table-properties style:width="6.16cm" table:align="center"/>
    </style:style>
    <style:style style:name="Tabela4.A" style:family="table-column">
      <style:table-column-properties style:column-width="1.909cm"/>
    </style:style>
    <style:style style:name="Tabela4.B" style:family="table-column">
      <style:table-column-properties style:column-width="4.251cm"/>
    </style:style>
    <style:style style:name="Tabela4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ela4.B1" style:family="table-cell">
      <style:table-cell-properties style:vertical-align="middle" style:border-line-width="0.002cm 0.004cm 0.002cm" fo:padding="0.049cm" fo:border="0.2pt double #808080"/>
    </style:style>
    <style:style style:name="Tabela4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a4.B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a5" style:family="table">
      <style:table-properties style:width="6.16cm" table:align="center"/>
    </style:style>
    <style:style style:name="Tabela5.A" style:family="table-column">
      <style:table-column-properties style:column-width="1.909cm"/>
    </style:style>
    <style:style style:name="Tabela5.B" style:family="table-column">
      <style:table-column-properties style:column-width="4.251cm"/>
    </style:style>
    <style:style style:name="Tabela5.A1" style:family="table-cell">
      <style:table-cell-properties style:vertical-align="bottom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ela5.B1" style:family="table-cell">
      <style:table-cell-properties style:vertical-align="bottom" style:border-line-width="0.002cm 0.004cm 0.002cm" fo:padding="0.049cm" fo:border="0.2pt double #808080"/>
    </style:style>
    <style:style style:name="Tabela5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a5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a6" style:family="table">
      <style:table-properties style:width="17cm" table:align="center"/>
    </style:style>
    <style:style style:name="Tabela6.A" style:family="table-column">
      <style:table-column-properties style:column-width="2.252cm"/>
    </style:style>
    <style:style style:name="Tabela6.B" style:family="table-column">
      <style:table-column-properties style:column-width="2.066cm"/>
    </style:style>
    <style:style style:name="Tabela6.C" style:family="table-column">
      <style:table-column-properties style:column-width="12.682cm"/>
    </style:style>
    <style:style style:name="Tabela6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ela6.C1" style:family="table-cell">
      <style:table-cell-properties style:vertical-align="middle" style:border-line-width="0.002cm 0.004cm 0.002cm" fo:padding="0.049cm" fo:border="0.2pt double #808080"/>
    </style:style>
    <style:style style:name="Tabela6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a6.C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1" style:family="paragraph" style:parent-style-name="List_20_Heading">
      <style:paragraph-properties fo:margin-top="0cm" fo:margin-bottom="0.499cm" loext:contextual-spacing="false"/>
    </style:style>
    <style:style style:name="P2" style:family="paragraph" style:parent-style-name="Table_20_Contents">
      <style:paragraph-properties fo:margin-top="0cm" fo:margin-bottom="0.499cm" loext:contextual-spacing="false" fo:text-align="center" style:justify-single-word="false"/>
      <style:text-properties style:font-name="Times New Roman"/>
    </style:style>
    <style:style style:name="P3" style:family="paragraph" style:parent-style-name="List_20_Contents">
      <style:paragraph-properties fo:margin-top="0cm" fo:margin-bottom="0.499cm" loext:contextual-spacing="false"/>
      <style:text-properties style:font-name="Times New Roman"/>
    </style:style>
    <style:style style:name="P4" style:family="paragraph" style:parent-style-name="Preformatted_20_Text">
      <style:paragraph-properties fo:margin-top="0cm" fo:margin-bottom="0.499cm" loext:contextual-spacing="false"/>
      <style:text-properties style:font-name="Times New Roman"/>
    </style:style>
    <style:style style:name="P5" style:family="paragraph" style:parent-style-name="Standard">
      <style:text-properties style:font-name="Times New Roman" officeooo:paragraph-rsid="0016be7c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1pt" style:font-size-asian="10.5pt"/>
    </style:style>
    <style:style style:name="P8" style:family="paragraph" style:parent-style-name="Table_20_Contents">
      <style:paragraph-properties fo:text-align="justify" style:justify-single-word="false"/>
      <style:text-properties style:font-name="Times New Roman" fo:font-size="11pt" style:font-size-asian="10.5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/>
    </style:style>
    <style:style style:name="P10" style:family="paragraph" style:parent-style-name="List_20_Contents">
      <style:paragraph-properties fo:margin-left="0cm" fo:margin-right="0cm" fo:margin-top="0cm" fo:margin-bottom="0.499cm" loext:contextual-spacing="false" fo:text-indent="0cm" style:auto-text-indent="false"/>
      <style:text-properties style:font-name="Times New Roman"/>
    </style:style>
    <style:style style:name="P11" style:family="paragraph" style:parent-style-name="Heading_20_3">
      <style:text-properties style:font-name="Times New Roman"/>
    </style:style>
    <style:style style:name="P12" style:family="paragraph" style:parent-style-name="Heading_20_3">
      <style:text-properties style:font-name="Times New Roman" fo:background-color="#ffff00"/>
    </style:style>
    <style:style style:name="P13" style:family="paragraph" style:parent-style-name="Heading_20_3">
      <style:text-properties style:font-name="Times New Roman" officeooo:paragraph-rsid="0016be7c" fo:background-color="#ffff00"/>
    </style:style>
    <style:style style:name="P14" style:family="paragraph" style:parent-style-name="Heading_20_3">
      <style:text-properties style:font-name="Times New Roman" officeooo:paragraph-rsid="0016be7c"/>
    </style:style>
    <style:style style:name="P15" style:family="paragraph" style:parent-style-name="Heading_20_2">
      <style:text-properties style:font-name="Times New Roman" fo:background-color="#ffff00"/>
    </style:style>
    <style:style style:name="P16" style:family="paragraph" style:parent-style-name="Heading_20_2">
      <style:text-properties style:font-name="Times New Roman" officeooo:paragraph-rsid="0016be7c"/>
    </style:style>
    <style:style style:name="P17" style:family="paragraph" style:parent-style-name="Table_20_Heading">
      <style:paragraph-properties fo:text-align="center" style:justify-single-word="false"/>
      <style:text-properties style:font-name="Times New Roman"/>
    </style:style>
    <style:style style:name="P18" style:family="paragraph" style:parent-style-name="Table_20_Heading">
      <style:paragraph-properties fo:text-align="center" style:justify-single-word="false"/>
      <style:text-properties style:font-name="Times New Roman" fo:font-size="11pt" style:font-size-asian="10.5pt"/>
    </style:style>
    <style:style style:name="P19" style:family="paragraph" style:parent-style-name="Preformatted_20_Text">
      <style:text-properties style:font-name="Times New Roman"/>
    </style:style>
    <style:style style:name="P20" style:family="paragraph" style:parent-style-name="Preformatted_20_Text">
      <style:text-properties style:font-name="Times New Roman" officeooo:paragraph-rsid="0016be7c"/>
    </style:style>
    <style:style style:name="P21" style:family="paragraph" style:parent-style-name="Preformatted_20_Text">
      <style:paragraph-properties fo:margin-left="1cm" fo:margin-right="0cm" fo:text-indent="0cm" style:auto-text-indent="false"/>
      <style:text-properties style:font-name="Times New Roman"/>
    </style:style>
    <style:style style:name="P22" style:family="paragraph" style:parent-style-name="Preformatted_20_Text">
      <style:paragraph-properties fo:margin-left="1cm" fo:margin-right="0cm" fo:margin-top="0cm" fo:margin-bottom="0.499cm" loext:contextual-spacing="false" fo:text-indent="0cm" style:auto-text-indent="false"/>
      <style:text-properties style:font-name="Times New Roman"/>
    </style:style>
    <style:style style:name="P23" style:family="paragraph" style:parent-style-name="Text_20_body">
      <style:text-properties style:font-name="Times New Roman"/>
    </style:style>
    <style:style style:name="P24" style:family="paragraph" style:parent-style-name="Text_20_body">
      <style:text-properties style:font-name="Times New Roman" officeooo:paragraph-rsid="0016be7c"/>
    </style:style>
    <style:style style:name="P25" style:family="paragraph" style:parent-style-name="Text_20_body">
      <style:text-properties style:font-name="Times New Roman" fo:font-weight="bold" style:font-weight-asian="bold" style:font-weight-complex="bold"/>
    </style:style>
    <style:style style:name="P26" style:family="paragraph" style:parent-style-name="Text_20_body">
      <style:text-properties style:font-name="Times New Roman" fo:font-weight="bold" officeooo:paragraph-rsid="0016be7c" style:font-weight-asian="bold" style:font-weight-complex="bold"/>
    </style:style>
    <style:style style:name="T1" style:family="text">
      <style:text-properties style:font-name="Times New Roman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2">Asynchronous Messages</text:h>
      <text:section text:style-name="Sect1" text:name="packet-in-message">
        <text:h text:style-name="P12" text:outline-level="3">Packet-In Message</text:h>
        <text:p text:style-name="P1"><text:bookmark text:name="ryu.ofproto.ofproto_v1_5_parser.OFPPacketIn"/><text:span text:style-name="Emphasis"><text:span text:style-name="T1">class </text:span></text:span><text:span text:style-name="Source_20_Text"><text:span text:style-name="T1">ryu.ofproto.ofproto_v1_5_parser.OFPPacketIn</text:span></text:span><text:span text:style-name="T1">(</text:span><text:span text:style-name="Emphasis"><text:span text:style-name="T1">datapath</text:span></text:span><text:span text:style-name="T1">, </text:span><text:span text:style-name="Emphasis"><text:span text:style-name="T1">buffer_id=None</text:span></text:span><text:span text:style-name="T1">, </text:span><text:span text:style-name="Emphasis"><text:span text:style-name="T1">total_len=None</text:span></text:span><text:span text:style-name="T1">, </text:span><text:span text:style-name="Emphasis"><text:span text:style-name="T1">reason=None</text:span></text:span><text:span text:style-name="T1">, </text:span><text:span text:style-name="Emphasis"><text:span text:style-name="T1">table_id=None</text:span></text:span><text:span text:style-name="T1">, </text:span><text:span text:style-name="Emphasis"><text:span text:style-name="T1">cookie=None</text:span></text:span><text:span text:style-name="T1">, </text:span><text:span text:style-name="Emphasis"><text:span text:style-name="T1">match=None</text:span></text:span><text:span text:style-name="T1">, </text:span><text:span text:style-name="Emphasis"><text:span text:style-name="T1">data=None</text:span></text:span><text:span text:style-name="T1">) </text:span></text:p>
        <text:p text:style-name="P10">The switch sends the packet that received to the controller by this message.</text:p>
      </text:section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17">Attribute</text:p>
            </table:table-cell>
            <table:table-cell table:style-name="Tabela1.B1" office:value-type="string">
              <text:p text:style-name="P17">Description</text:p>
            </table:table-cell>
          </table:table-row>
        </table:table-header-rows>
        <table:table-row>
          <table:table-cell table:style-name="Tabela1.A2" office:value-type="string">
            <text:p text:style-name="P9">buffer_id</text:p>
          </table:table-cell>
          <table:table-cell table:style-name="Tabela1.B2" office:value-type="string">
            <text:p text:style-name="P9">ID assigned by datapath</text:p>
          </table:table-cell>
        </table:table-row>
        <table:table-row>
          <table:table-cell table:style-name="Tabela1.A2" office:value-type="string">
            <text:p text:style-name="P9">total_len</text:p>
          </table:table-cell>
          <table:table-cell table:style-name="Tabela1.B2" office:value-type="string">
            <text:p text:style-name="P9">Full length of frame</text:p>
          </table:table-cell>
        </table:table-row>
        <table:table-row>
          <table:table-cell table:style-name="Tabela1.A2" office:value-type="string">
            <text:p text:style-name="P9">reason</text:p>
          </table:table-cell>
          <table:table-cell table:style-name="Tabela1.B2" office:value-type="string">
            <text:p text:style-name="P2">Reason packet is being sent.</text:p>
            <text:p text:style-name="P9">OFPR_TABLE_MISS</text:p>
            <text:p text:style-name="P9">OFPR_APPLY_ACTION</text:p>
            <text:p text:style-name="P9">OFPR_INVALID_TTL</text:p>
            <text:p text:style-name="P9">OFPR_ACTION_SET</text:p>
            <text:p text:style-name="P9">OFPR_GROUP</text:p>
            <text:p text:style-name="P9">OFPR_PACKET_OUT</text:p>
          </table:table-cell>
        </table:table-row>
        <table:table-row>
          <table:table-cell table:style-name="Tabela1.A2" office:value-type="string">
            <text:p text:style-name="P9">table_id</text:p>
          </table:table-cell>
          <table:table-cell table:style-name="Tabela1.B2" office:value-type="string">
            <text:p text:style-name="P9">ID of the table that was looked up</text:p>
          </table:table-cell>
        </table:table-row>
        <table:table-row>
          <table:table-cell table:style-name="Tabela1.A2" office:value-type="string">
            <text:p text:style-name="P9">cookie</text:p>
          </table:table-cell>
          <table:table-cell table:style-name="Tabela1.B2" office:value-type="string">
            <text:p text:style-name="P9">Cookie of the flow entry that was looked up</text:p>
          </table:table-cell>
        </table:table-row>
        <table:table-row>
          <table:table-cell table:style-name="Tabela1.A2" office:value-type="string">
            <text:p text:style-name="P9">match</text:p>
          </table:table-cell>
          <table:table-cell table:style-name="Tabela1.B2" office:value-type="string">
            <text:p text:style-name="P6"><text:span text:style-name="T1">Instance of </text:span><text:span text:style-name="Source_20_Text"><text:span text:style-name="T1">OFPMatch</text:span></text:span></text:p>
          </table:table-cell>
        </table:table-row>
        <table:table-row>
          <table:table-cell table:style-name="Tabela1.A2" office:value-type="string">
            <text:p text:style-name="P9">data</text:p>
          </table:table-cell>
          <table:table-cell table:style-name="Tabela1.B2" office:value-type="string">
            <text:p text:style-name="P9">Ethernet frame</text:p>
          </table:table-cell>
        </table:table-row>
      </table:table>
      <text:p text:style-name="P24"/>
      <text:p text:style-name="P26">Example:</text:p>
      <text:p text:style-name="P20">@set_ev_cls(ofp_event.EventOFPPacketIn, MAIN_DISPATCHER)</text:p>
      <text:p text:style-name="P19">def packet_in_handler(self, ev):</text:p>
      <text:p text:style-name="P19"><text:s text:c="4"/>msg = ev.msg</text:p>
      <text:p text:style-name="P19"><text:s text:c="4"/>dp = msg.datapath</text:p>
      <text:p text:style-name="P19"><text:s text:c="4"/>ofp = dp.ofproto</text:p>
      <text:p text:style-name="P19"/>
      <text:p text:style-name="P19"><text:s text:c="4"/>if msg.reason == ofp.TABLE_MISS:</text:p>
      <text:p text:style-name="P19"><text:s text:c="8"/>reason = 'TABLE MISS'</text:p>
      <text:p text:style-name="P19"><text:s text:c="4"/>elif msg.reason == ofp.OFPR_APPLY_ACTION:</text:p>
      <text:p text:style-name="P19"><text:s text:c="8"/>reason = 'APPLY ACTION'</text:p>
      <text:p text:style-name="P19"><text:s text:c="4"/>elif msg.reason == ofp.OFPR_INVALID_TTL:</text:p>
      <text:p text:style-name="P19"><text:s text:c="8"/>reason = 'INVALID TTL'</text:p>
      <text:p text:style-name="P19"><text:s text:c="4"/>elif msg.reason == ofp.OFPR_ACTION_SET:</text:p>
      <text:p text:style-name="P19"><text:s text:c="8"/>reason = 'ACTION SET'</text:p>
      <text:p text:style-name="P19"><text:s text:c="4"/>elif msg.reason == ofp.OFPR_GROUP:</text:p>
      <text:p text:style-name="P19"><text:s text:c="8"/>reason = 'GROUP'</text:p>
      <text:p text:style-name="P19"><text:s text:c="4"/>elif msg.reason == ofp.OFPR_PACKET_OUT:</text:p>
      <text:p text:style-name="P19"><text:s text:c="8"/>reason = 'PACKET OUT'</text:p>
      <text:p text:style-name="P19"><text:s text:c="4"/>else:</text:p>
      <text:p text:style-name="P19"><text:s text:c="8"/>reason = 'unknown'</text:p>
      <text:p text:style-name="P19"/>
      <text:p text:style-name="P19"><text:s text:c="4"/>self.logger.debug('OFPPacketIn received: '</text:p>
      <text:p text:style-name="P19"><text:s text:c="22"/>'buffer_id=%x total_len=%d reason=%s '</text:p>
      <text:p text:style-name="P19"><text:s text:c="22"/>'table_id=%d cookie=%d match=%s data=%s',</text:p>
      <text:p text:style-name="P19"><text:s text:c="22"/>msg.buffer_id, msg.total_len, reason,</text:p>
      <text:p text:style-name="P19"><text:s text:c="22"/>msg.table_id, msg.cookie, msg.match,</text:p>
      <text:p text:style-name="P4"><text:s text:c="22"/>utils.hex_array(msg.data))</text:p>
      <text:p text:style-name="P25"><text:soft-page-break/>JSON Example:</text:p>
      <text:p text:style-name="P19">{</text:p>
      <text:p text:style-name="P19"><text:s text:c="3"/>"OFPPacketIn": {</text:p>
      <text:p text:style-name="P19"><text:s text:c="6"/>"buffer_id": 200, </text:p>
      <text:p text:style-name="P19"><text:s text:c="6"/>"cookie": 0, </text:p>
      <text:p text:style-name="P19"><text:s text:c="6"/>"data": "aG9nZQ==", </text:p>
      <text:p text:style-name="P19"><text:s text:c="6"/>"match": {</text:p>
      <text:p text:style-name="P19"><text:s text:c="9"/>"OFPMatch": {</text:p>
      <text:p text:style-name="P19"><text:s text:c="12"/>"length": 40, </text:p>
      <text:p text:style-name="P19"><text:s text:c="12"/>"oxm_fields": [</text:p>
      <text:p text:style-name="P19"><text:s text:c="15"/>{</text:p>
      <text:p text:style-name="P19"><text:s text:c="18"/>"OXMTlv": {</text:p>
      <text:p text:style-name="P19"><text:s text:c="21"/>"field": "in_port", </text:p>
      <text:p text:style-name="P19"><text:s text:c="21"/>"mask": null, </text:p>
      <text:p text:style-name="P19"><text:s text:c="21"/>"value": 43981</text:p>
      <text:p text:style-name="P19"><text:s text:c="18"/>}</text:p>
      <text:p text:style-name="P19"><text:s text:c="15"/>}, </text:p>
      <text:p text:style-name="P19"><text:s text:c="15"/>{</text:p>
      <text:p text:style-name="P19"><text:s text:c="18"/>"OXMTlv": {</text:p>
      <text:p text:style-name="P19"><text:s text:c="21"/>"field": "tunnel_id", </text:p>
      <text:p text:style-name="P19"><text:s text:c="21"/>"mask": null, </text:p>
      <text:p text:style-name="P19"><text:s text:c="21"/>"value": 50000</text:p>
      <text:p text:style-name="P19"><text:s text:c="18"/>}</text:p>
      <text:p text:style-name="P19"><text:s text:c="15"/>}, </text:p>
      <text:p text:style-name="P19"><text:s text:c="15"/>{</text:p>
      <text:p text:style-name="P19"><text:s text:c="18"/>"OXMTlv": {</text:p>
      <text:p text:style-name="P19"><text:s text:c="21"/>"field": "tun_ipv4_src", </text:p>
      <text:p text:style-name="P19"><text:s text:c="21"/>"mask": null, </text:p>
      <text:p text:style-name="P19"><text:s text:c="21"/>"value": "192.168.2.3"</text:p>
      <text:p text:style-name="P19"><text:s text:c="18"/>}</text:p>
      <text:p text:style-name="P19"><text:s text:c="15"/>}, </text:p>
      <text:p text:style-name="P19"><text:s text:c="15"/>{</text:p>
      <text:p text:style-name="P19"><text:s text:c="18"/>"OXMTlv": {</text:p>
      <text:p text:style-name="P19"><text:s text:c="21"/>"field": "tun_ipv4_dst", </text:p>
      <text:p text:style-name="P19"><text:s text:c="21"/>"mask": null, </text:p>
      <text:p text:style-name="P19"><text:s text:c="21"/>"value": "192.168.2.4"</text:p>
      <text:p text:style-name="P19"><text:s text:c="18"/>}</text:p>
      <text:p text:style-name="P19"><text:s text:c="15"/>}</text:p>
      <text:p text:style-name="P19"><text:s text:c="12"/>], </text:p>
      <text:p text:style-name="P19"><text:s text:c="12"/>"type": 1</text:p>
      <text:p text:style-name="P19"><text:s text:c="9"/>}</text:p>
      <text:p text:style-name="P19"><text:s text:c="6"/>}, </text:p>
      <text:p text:style-name="P19"><text:s text:c="6"/>"reason": 0, </text:p>
      <text:p text:style-name="P19"><text:s text:c="6"/>"table_id": 100, </text:p>
      <text:p text:style-name="P19"><text:s text:c="6"/>"total_len": 1000</text:p>
      <text:p text:style-name="P19"><text:s text:c="3"/>}</text:p>
      <text:p text:style-name="P4">}</text:p>
      <text:p text:style-name="P5"/>
      <text:p text:style-name="P5"/>
      <text:h text:style-name="P13" text:outline-level="3">Flow Removed Message</text:h>
      <text:p text:style-name="P1"><text:bookmark text:name="ryu.ofproto.ofproto_v1_5_parser.OFPFlowRemoved"/><text:span text:style-name="Emphasis"><text:span text:style-name="T1">class </text:span></text:span><text:span text:style-name="Source_20_Text"><text:span text:style-name="T1">ryu.ofproto.ofproto_v1_5_parser.OFPFlowRemoved</text:span></text:span><text:span text:style-name="T1">(</text:span><text:span text:style-name="Emphasis"><text:span text:style-name="T1">datapath</text:span></text:span><text:span text:style-name="T1">, </text:span><text:span text:style-name="Emphasis"><text:span text:style-name="T1">table_id=None</text:span></text:span><text:span text:style-name="T1">, </text:span><text:span text:style-name="Emphasis"><text:span text:style-name="T1">reason=None</text:span></text:span><text:span text:style-name="T1">, </text:span><text:span text:style-name="Emphasis"><text:span text:style-name="T1">priority=None</text:span></text:span><text:span text:style-name="T1">, </text:span><text:span text:style-name="Emphasis"><text:span text:style-name="T1">idle_timeout=None</text:span></text:span><text:span text:style-name="T1">, </text:span><text:span text:style-name="Emphasis"><text:span text:style-name="T1">hard_timeout=None</text:span></text:span><text:span text:style-name="T1">, </text:span><text:span text:style-name="Emphasis"><text:span text:style-name="T1">cookie=None</text:span></text:span><text:span text:style-name="T1">, </text:span><text:span text:style-name="Emphasis"><text:span text:style-name="T1">match=None</text:span></text:span><text:span text:style-name="T1">, </text:span><text:span text:style-name="Emphasis"><text:span text:style-name="T1">stats=None</text:span></text:span><text:span text:style-name="T1">) </text:span></text:p>
      <text:p text:style-name="P10">When flow entries time out or are deleted, the switch notifies controller with this message.</text:p>
      <text:p text:style-name="P5"/>
      <table:table table:name="Tabela2" table:style-name="Tabela2">
        <table:table-column table:style-name="Tabela2.A"/>
        <table:table-column table:style-name="Tabela2.B"/>
        <table:table-header-rows>
          <text:soft-page-break/>
          <table:table-row>
            <table:table-cell table:style-name="Tabela2.A1" office:value-type="string">
              <text:p text:style-name="P17">Attribute</text:p>
            </table:table-cell>
            <table:table-cell table:style-name="Tabela2.B1" office:value-type="string">
              <text:p text:style-name="P17">Description</text:p>
            </table:table-cell>
          </table:table-row>
        </table:table-header-rows>
        <table:table-row>
          <table:table-cell table:style-name="Tabela2.A2" office:value-type="string">
            <text:p text:style-name="P9">table_id</text:p>
          </table:table-cell>
          <table:table-cell table:style-name="Tabela2.B2" office:value-type="string">
            <text:p text:style-name="P9">ID of the table</text:p>
          </table:table-cell>
        </table:table-row>
        <table:table-row>
          <table:table-cell table:style-name="Tabela2.A2" office:value-type="string">
            <text:p text:style-name="P9">reason</text:p>
          </table:table-cell>
          <table:table-cell table:style-name="Tabela2.B2" office:value-type="string">
            <text:p text:style-name="P2">One of the following values.</text:p>
            <text:p text:style-name="P9">OFPRR_IDLE_TIMEOUT</text:p>
            <text:p text:style-name="P9">OFPRR_HARD_TIMEOUT</text:p>
            <text:p text:style-name="P9">OFPRR_DELETE</text:p>
            <text:p text:style-name="P9">OFPRR_GROUP_DELETE</text:p>
            <text:p text:style-name="P9">OFPRR_METER_DELETE</text:p>
            <text:p text:style-name="P9">OFPRR_EVICTION</text:p>
          </table:table-cell>
        </table:table-row>
        <table:table-row>
          <table:table-cell table:style-name="Tabela2.A2" office:value-type="string">
            <text:p text:style-name="P9">priority</text:p>
          </table:table-cell>
          <table:table-cell table:style-name="Tabela2.B2" office:value-type="string">
            <text:p text:style-name="P9">Priority level of flow entry</text:p>
          </table:table-cell>
        </table:table-row>
        <table:table-row>
          <table:table-cell table:style-name="Tabela2.A2" office:value-type="string">
            <text:p text:style-name="P9">idle_timeout</text:p>
          </table:table-cell>
          <table:table-cell table:style-name="Tabela2.B2" office:value-type="string">
            <text:p text:style-name="P9">Idle timeout from original flow mod</text:p>
          </table:table-cell>
        </table:table-row>
        <table:table-row>
          <table:table-cell table:style-name="Tabela2.A2" office:value-type="string">
            <text:p text:style-name="P9">hard_timeout</text:p>
          </table:table-cell>
          <table:table-cell table:style-name="Tabela2.B2" office:value-type="string">
            <text:p text:style-name="P9">Hard timeout from original flow mod</text:p>
          </table:table-cell>
        </table:table-row>
        <table:table-row>
          <table:table-cell table:style-name="Tabela2.A2" office:value-type="string">
            <text:p text:style-name="P9">cookie</text:p>
          </table:table-cell>
          <table:table-cell table:style-name="Tabela2.B2" office:value-type="string">
            <text:p text:style-name="P9">Opaque controller-issued identifier</text:p>
          </table:table-cell>
        </table:table-row>
        <table:table-row>
          <table:table-cell table:style-name="Tabela2.A2" office:value-type="string">
            <text:p text:style-name="P9">match</text:p>
          </table:table-cell>
          <table:table-cell table:style-name="Tabela2.B2" office:value-type="string">
            <text:p text:style-name="P6"><text:span text:style-name="T1">Instance of </text:span><text:span text:style-name="Source_20_Text"><text:span text:style-name="T1">OFPMatch</text:span></text:span></text:p>
          </table:table-cell>
        </table:table-row>
        <table:table-row>
          <table:table-cell table:style-name="Tabela2.A2" office:value-type="string">
            <text:p text:style-name="P9">stats</text:p>
          </table:table-cell>
          <table:table-cell table:style-name="Tabela2.B2" office:value-type="string">
            <text:p text:style-name="P6"><text:span text:style-name="T1">Instance of </text:span><text:span text:style-name="Source_20_Text"><text:span text:style-name="T1">OFPStats</text:span></text:span></text:p>
          </table:table-cell>
        </table:table-row>
      </table:table>
      <text:p text:style-name="P23"/>
      <text:p text:style-name="P25">Example:</text:p>
      <text:p text:style-name="P20">@set_ev_cls(ofp_event.EventOFPFlowRemoved, MAIN_DISPATCHER)</text:p>
      <text:p text:style-name="P19">def flow_removed_handler(self, ev):</text:p>
      <text:p text:style-name="P19"><text:s text:c="4"/>msg = ev.msg</text:p>
      <text:p text:style-name="P19"><text:s text:c="4"/>dp = msg.datapath</text:p>
      <text:p text:style-name="P19"><text:s text:c="4"/>ofp = dp.ofproto</text:p>
      <text:p text:style-name="P19"/>
      <text:p text:style-name="P19"><text:s text:c="4"/>if msg.reason == ofp.OFPRR_IDLE_TIMEOUT:</text:p>
      <text:p text:style-name="P19"><text:s text:c="8"/>reason = 'IDLE TIMEOUT'</text:p>
      <text:p text:style-name="P19"><text:s text:c="4"/>elif msg.reason == ofp.OFPRR_HARD_TIMEOUT:</text:p>
      <text:p text:style-name="P19"><text:s text:c="8"/>reason = 'HARD TIMEOUT'</text:p>
      <text:p text:style-name="P19"><text:s text:c="4"/>elif msg.reason == ofp.OFPRR_DELETE:</text:p>
      <text:p text:style-name="P19"><text:s text:c="8"/>reason = 'DELETE'</text:p>
      <text:p text:style-name="P19"><text:s text:c="4"/>elif msg.reason == ofp.OFPRR_GROUP_DELETE:</text:p>
      <text:p text:style-name="P19"><text:s text:c="8"/>reason = 'GROUP DELETE'</text:p>
      <text:p text:style-name="P19"><text:s text:c="4"/>elif msg.reason == ofp.OFPRR_METER_DELETE:</text:p>
      <text:p text:style-name="P19"><text:s text:c="8"/>reason = 'METER DELETE'</text:p>
      <text:p text:style-name="P19"><text:s text:c="4"/>elif msg.reason == ofp.OFPRR_EVICTION:</text:p>
      <text:p text:style-name="P19"><text:s text:c="8"/>reason = 'EVICTION'</text:p>
      <text:p text:style-name="P19"><text:s text:c="4"/>else:</text:p>
      <text:p text:style-name="P19"><text:s text:c="8"/>reason = 'unknown'</text:p>
      <text:p text:style-name="P19"/>
      <text:p text:style-name="P19"><text:s text:c="4"/>self.logger.debug('OFPFlowRemoved received: '</text:p>
      <text:p text:style-name="P19"><text:s text:c="22"/>'table_id=%d reason=%s priority=%d '</text:p>
      <text:p text:style-name="P19"><text:s text:c="22"/>'idle_timeout=%d hard_timeout=%d cookie=%d '</text:p>
      <text:p text:style-name="P19"><text:s text:c="22"/>'match=%s stats=%s',</text:p>
      <text:p text:style-name="P19"><text:s text:c="22"/>msg.table_id, reason, msg.priority,</text:p>
      <text:p text:style-name="P19"><text:s text:c="22"/>msg.idle_timeout, msg.hard_timeout, msg.cookie,</text:p>
      <text:p text:style-name="P4"><text:s text:c="22"/>msg.match, msg.stats)</text:p>
      <text:p text:style-name="P25">JSON Example:</text:p>
      <text:p text:style-name="P19">{</text:p>
      <text:p text:style-name="P19"><text:s text:c="4"/>"OFPFlowRemoved": {</text:p>
      <text:p text:style-name="P19"><text:s text:c="8"/>"cookie": 1234605616436508552,</text:p>
      <text:p text:style-name="P19"><text:s text:c="8"/>"hard_timeout": 255,</text:p>
      <text:p text:style-name="P19"><text:s text:c="8"/>"idle_timeout": 255,</text:p>
      <text:p text:style-name="P19"><text:s text:c="8"/>"match": {</text:p>
      <text:p text:style-name="P19"><text:soft-page-break/><text:s text:c="12"/>"OFPMatch": {</text:p>
      <text:p text:style-name="P19"><text:s text:c="16"/>"length": 12,</text:p>
      <text:p text:style-name="P19"><text:s text:c="16"/>"oxm_fields": [</text:p>
      <text:p text:style-name="P19"><text:s text:c="20"/>{</text:p>
      <text:p text:style-name="P19"><text:s text:c="24"/>"OXMTlv": {</text:p>
      <text:p text:style-name="P19"><text:s text:c="28"/>"field": "in_port",</text:p>
      <text:p text:style-name="P19"><text:s text:c="28"/>"mask": null,</text:p>
      <text:p text:style-name="P19"><text:s text:c="28"/>"value": 1</text:p>
      <text:p text:style-name="P19"><text:s text:c="24"/>}</text:p>
      <text:p text:style-name="P19"><text:s text:c="20"/>}</text:p>
      <text:p text:style-name="P19"><text:s text:c="16"/>],</text:p>
      <text:p text:style-name="P19"><text:s text:c="16"/>"type": 1</text:p>
      <text:p text:style-name="P19"><text:s text:c="12"/>}</text:p>
      <text:p text:style-name="P19"><text:s text:c="8"/>},</text:p>
      <text:p text:style-name="P19"><text:s text:c="8"/>"priority": 1,</text:p>
      <text:p text:style-name="P19"><text:s text:c="8"/>"reason": 0,</text:p>
      <text:p text:style-name="P19"><text:s text:c="8"/>"stats": {</text:p>
      <text:p text:style-name="P19"><text:s text:c="12"/>"OFPStats": {</text:p>
      <text:p text:style-name="P19"><text:s text:c="16"/>"length": 12,</text:p>
      <text:p text:style-name="P19"><text:s text:c="16"/>"oxs_fields": [</text:p>
      <text:p text:style-name="P19"><text:s text:c="20"/>{</text:p>
      <text:p text:style-name="P19"><text:s text:c="24"/>"OXSTlv": {</text:p>
      <text:p text:style-name="P19"><text:s text:c="28"/>"field": "flow_count",</text:p>
      <text:p text:style-name="P19"><text:s text:c="28"/>"value": 1</text:p>
      <text:p text:style-name="P19"><text:s text:c="24"/>}</text:p>
      <text:p text:style-name="P19"><text:s text:c="20"/>}</text:p>
      <text:p text:style-name="P19"><text:s text:c="16"/>]</text:p>
      <text:p text:style-name="P19"><text:s text:c="12"/>}</text:p>
      <text:p text:style-name="P19"><text:s text:c="8"/>},</text:p>
      <text:p text:style-name="P19"><text:s text:c="8"/>"table_id": 1</text:p>
      <text:p text:style-name="P19"><text:s text:c="4"/>}</text:p>
      <text:p text:style-name="P4">}</text:p>
      <text:h text:style-name="P14" text:outline-level="3">Table Status Message</text:h>
      <text:p text:style-name="P1"><text:bookmark text:name="ryu.ofproto.ofproto_v1_5_parser.OFPTableStatus"/><text:span text:style-name="Emphasis"><text:span text:style-name="T1">class </text:span></text:span><text:span text:style-name="Source_20_Text"><text:span text:style-name="T1">ryu.ofproto.ofproto_v1_5_parser.OFPTableStatus</text:span></text:span><text:span text:style-name="T1">(</text:span><text:span text:style-name="Emphasis"><text:span text:style-name="T1">datapath</text:span></text:span><text:span text:style-name="T1">, </text:span><text:span text:style-name="Emphasis"><text:span text:style-name="T1">reason=None</text:span></text:span><text:span text:style-name="T1">, </text:span><text:span text:style-name="Emphasis"><text:span text:style-name="T1">table=None</text:span></text:span><text:span text:style-name="T1">) </text:span></text:p>
      <text:p text:style-name="P10">The switch notifies controller of change of table status.</text:p>
      <text:p text:style-name="P5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17">Attribute</text:p>
            </table:table-cell>
            <table:table-cell table:style-name="Tabela3.B1" office:value-type="string">
              <text:p text:style-name="P17">Description</text:p>
            </table:table-cell>
          </table:table-row>
        </table:table-header-rows>
        <table:table-row>
          <table:table-cell table:style-name="Tabela3.A2" office:value-type="string">
            <text:p text:style-name="P9">reason</text:p>
          </table:table-cell>
          <table:table-cell table:style-name="Tabela3.B2" office:value-type="string">
            <text:p text:style-name="P2">One of the following values.</text:p>
            <text:p text:style-name="P9">OFPTR_VACANCY_DOWN</text:p>
            <text:p text:style-name="P9">OFPTR_VACANCY_UP</text:p>
          </table:table-cell>
        </table:table-row>
        <table:table-row>
          <table:table-cell table:style-name="Tabela3.A2" office:value-type="string">
            <text:p text:style-name="P9">table</text:p>
          </table:table-cell>
          <table:table-cell table:style-name="Tabela3.B2" office:value-type="string">
            <text:p text:style-name="P6"><text:span text:style-name="Source_20_Text"><text:span text:style-name="T1">OFPTableDesc</text:span></text:span><text:span text:style-name="T1"> instance</text:span></text:p>
          </table:table-cell>
        </table:table-row>
      </table:table>
      <text:p text:style-name="P23"/>
      <text:p text:style-name="P23">Example:</text:p>
      <text:p text:style-name="P20">@set_ev_cls(ofp_event.EventOFPTableStatus, MAIN_DISPATCHER)</text:p>
      <text:p text:style-name="P19">def table(self, ev):</text:p>
      <text:p text:style-name="P19"><text:s text:c="4"/>msg = ev.msg</text:p>
      <text:p text:style-name="P19"><text:s text:c="4"/>dp = msg.datapath</text:p>
      <text:p text:style-name="P19"><text:s text:c="4"/>ofp = dp.ofproto</text:p>
      <text:p text:style-name="P19"/>
      <text:p text:style-name="P19"><text:s text:c="4"/>if msg.reason == ofp.OFPTR_VACANCY_DOWN:</text:p>
      <text:p text:style-name="P19"><text:s text:c="8"/>reason = 'VACANCY_DOWN'</text:p>
      <text:p text:style-name="P19"><text:s text:c="4"/>elif msg.reason == ofp.OFPTR_VACANCY_UP:</text:p>
      <text:p text:style-name="P19"><text:soft-page-break/><text:s text:c="8"/>reason = 'VACANCY_UP'</text:p>
      <text:p text:style-name="P19"><text:s text:c="4"/>else:</text:p>
      <text:p text:style-name="P19"><text:s text:c="8"/>reason = 'unknown'</text:p>
      <text:p text:style-name="P19"/>
      <text:p text:style-name="P19"><text:s text:c="4"/>self.logger.debug('OFPTableStatus received: reason=%s '</text:p>
      <text:p text:style-name="P19"><text:s text:c="22"/>'table_id=%d config=0x%08x properties=%s',</text:p>
      <text:p text:style-name="P19"><text:s text:c="22"/>reason, msg.table.table_id, msg.table.config,</text:p>
      <text:p text:style-name="P4"><text:s text:c="22"/>repr(msg.table.properties))</text:p>
      <text:p text:style-name="P23">JSON Example:</text:p>
      <text:p text:style-name="P19">{</text:p>
      <text:p text:style-name="P19"><text:s text:c="3"/>"OFPTableStatus": {</text:p>
      <text:p text:style-name="P19"><text:s text:c="6"/>"reason": 3, </text:p>
      <text:p text:style-name="P19"><text:s text:c="6"/>"table": {</text:p>
      <text:p text:style-name="P19"><text:s text:c="9"/>"OFPTableDesc": {</text:p>
      <text:p text:style-name="P19"><text:s text:c="12"/>"config": 0, </text:p>
      <text:p text:style-name="P19"><text:s text:c="12"/>"length": 80, </text:p>
      <text:p text:style-name="P19"><text:s text:c="12"/>"properties": [</text:p>
      <text:p text:style-name="P19"><text:s text:c="15"/>{</text:p>
      <text:p text:style-name="P19"><text:s text:c="18"/>"OFPTableModPropEviction": {</text:p>
      <text:p text:style-name="P19"><text:s text:c="21"/>"flags": 0, </text:p>
      <text:p text:style-name="P19"><text:s text:c="21"/>"length": 8, </text:p>
      <text:p text:style-name="P19"><text:s text:c="21"/>"type": 2</text:p>
      <text:p text:style-name="P19"><text:s text:c="18"/>}</text:p>
      <text:p text:style-name="P19"><text:s text:c="15"/>}, </text:p>
      <text:p text:style-name="P19"><text:s text:c="15"/>{</text:p>
      <text:p text:style-name="P19"><text:s text:c="18"/>"OFPTableModPropVacancy": {</text:p>
      <text:p text:style-name="P19"><text:s text:c="21"/>"length": 8, </text:p>
      <text:p text:style-name="P19"><text:s text:c="21"/>"type": 3, </text:p>
      <text:p text:style-name="P19"><text:s text:c="21"/>"vacancy": 0, </text:p>
      <text:p text:style-name="P19"><text:s text:c="21"/>"vacancy_down": 0, </text:p>
      <text:p text:style-name="P19"><text:s text:c="21"/>"vacancy_up": 0</text:p>
      <text:p text:style-name="P19"><text:s text:c="18"/>}</text:p>
      <text:p text:style-name="P19"><text:s text:c="15"/>}, </text:p>
      <text:p text:style-name="P19"><text:s text:c="15"/>{</text:p>
      <text:p text:style-name="P19"><text:s text:c="18"/>"OFPTableModPropExperimenter": {</text:p>
      <text:p text:style-name="P19"><text:s text:c="21"/>"data": [], </text:p>
      <text:p text:style-name="P19"><text:s text:c="21"/>"exp_type": 0, </text:p>
      <text:p text:style-name="P19"><text:s text:c="21"/>"experimenter": 101, </text:p>
      <text:p text:style-name="P19"><text:s text:c="21"/>"length": 12, </text:p>
      <text:p text:style-name="P19"><text:s text:c="21"/>"type": 65535</text:p>
      <text:p text:style-name="P19"><text:s text:c="18"/>}</text:p>
      <text:p text:style-name="P19"><text:s text:c="15"/>}, </text:p>
      <text:p text:style-name="P19"><text:s text:c="15"/>{</text:p>
      <text:p text:style-name="P19"><text:s text:c="18"/>"OFPTableModPropExperimenter": {</text:p>
      <text:p text:style-name="P19"><text:s text:c="21"/>"data": [</text:p>
      <text:p text:style-name="P19"><text:s text:c="24"/>1</text:p>
      <text:p text:style-name="P19"><text:s text:c="21"/>], </text:p>
      <text:p text:style-name="P19"><text:s text:c="21"/>"exp_type": 1, </text:p>
      <text:p text:style-name="P19"><text:s text:c="21"/>"experimenter": 101, </text:p>
      <text:p text:style-name="P19"><text:s text:c="21"/>"length": 16, </text:p>
      <text:p text:style-name="P19"><text:s text:c="21"/>"type": 65535</text:p>
      <text:p text:style-name="P19"><text:s text:c="18"/>}</text:p>
      <text:p text:style-name="P19"><text:s text:c="15"/>}, </text:p>
      <text:p text:style-name="P19"><text:s text:c="15"/>{</text:p>
      <text:p text:style-name="P19"><text:s text:c="18"/>"OFPTableModPropExperimenter": {</text:p>
      <text:p text:style-name="P19"><text:s text:c="21"/>"data": [</text:p>
      <text:p text:style-name="P19"><text:s text:c="24"/>1, </text:p>
      <text:p text:style-name="P19"><text:s text:c="24"/>2</text:p>
      <text:p text:style-name="P19"><text:s text:c="21"/>], </text:p>
      <text:p text:style-name="P19"><text:s text:c="21"/>"exp_type": 2, </text:p>
      <text:p text:style-name="P19"><text:soft-page-break/><text:s text:c="21"/>"experimenter": 101, </text:p>
      <text:p text:style-name="P19"><text:s text:c="21"/>"length": 20, </text:p>
      <text:p text:style-name="P19"><text:s text:c="21"/>"type": 65535</text:p>
      <text:p text:style-name="P19"><text:s text:c="18"/>}</text:p>
      <text:p text:style-name="P19"><text:s text:c="15"/>}</text:p>
      <text:p text:style-name="P19"><text:s text:c="12"/>], </text:p>
      <text:p text:style-name="P19"><text:s text:c="12"/>"table_id": 8</text:p>
      <text:p text:style-name="P19"><text:s text:c="9"/>}</text:p>
      <text:p text:style-name="P19"><text:s text:c="6"/>}</text:p>
      <text:p text:style-name="P19"><text:s text:c="3"/>}</text:p>
      <text:p text:style-name="P4">}</text:p>
      <text:h text:style-name="P14" text:outline-level="3">Echo Request</text:h>
      <text:p text:style-name="P1"><text:bookmark text:name="ryu.ofproto.ofproto_v1_5_parser.OFPEchoRequest"/><text:span text:style-name="Emphasis"><text:span text:style-name="T1">class </text:span></text:span><text:span text:style-name="Source_20_Text"><text:span text:style-name="T1">ryu.ofproto.ofproto_v1_5_parser.OFPEchoRequest</text:span></text:span><text:span text:style-name="T1">(</text:span><text:span text:style-name="Emphasis"><text:span text:style-name="T1">datapath</text:span></text:span><text:span text:style-name="T1">, </text:span><text:span text:style-name="Emphasis"><text:span text:style-name="T1">data=None</text:span></text:span><text:span text:style-name="T1">) </text:span></text:p>
      <text:p text:style-name="P3">Echo request message</text:p>
      <text:p text:style-name="P3">This message is handled by the Ryu framework, so the Ryu application do not need to process this typically.</text:p>
      <text:p text:style-name="P5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17">Attribute</text:p>
            </table:table-cell>
            <table:table-cell table:style-name="Tabela4.B1" office:value-type="string">
              <text:p text:style-name="P17">Description</text:p>
            </table:table-cell>
          </table:table-row>
        </table:table-header-rows>
        <table:table-row>
          <table:table-cell table:style-name="Tabela4.A2" office:value-type="string">
            <text:p text:style-name="P9">data</text:p>
          </table:table-cell>
          <table:table-cell table:style-name="Tabela4.B2" office:value-type="string">
            <text:p text:style-name="P9">An arbitrary length data</text:p>
          </table:table-cell>
        </table:table-row>
      </table:table>
      <text:p text:style-name="P23"/>
      <text:p text:style-name="P23">Example:</text:p>
      <text:p text:style-name="P20">def send_echo_request(self, datapath, data):</text:p>
      <text:section text:style-name="Sect1" text:name="echo-request">
        <text:p text:style-name="P21"><text:s text:c="4"/>ofp_parser = datapath.ofproto_parser</text:p>
        <text:p text:style-name="P21"/>
        <text:p text:style-name="P21"><text:s text:c="4"/>req = ofp_parser.OFPEchoRequest(datapath, data)</text:p>
        <text:p text:style-name="P21"><text:s text:c="4"/>datapath.send_msg(req)</text:p>
        <text:p text:style-name="P21"/>
        <text:p text:style-name="P21">@set_ev_cls(ofp_event.EventOFPEchoRequest,</text:p>
        <text:p text:style-name="P21"><text:s text:c="12"/>[HANDSHAKE_DISPATCHER, CONFIG_DISPATCHER, MAIN_DISPATCHER])</text:p>
        <text:p text:style-name="P21">def echo_request_handler(self, ev):</text:p>
        <text:p text:style-name="P21"><text:s text:c="4"/>self.logger.debug('OFPEchoRequest received: data=%s',</text:p>
        <text:p text:style-name="P22"><text:s text:c="22"/>utils.hex_array(ev.msg.data))</text:p>
        <text:p text:style-name="P3">JSON Example:</text:p>
        <text:p text:style-name="P21">{</text:p>
        <text:p text:style-name="P21"><text:s text:c="3"/>"OFPEchoRequest": {</text:p>
        <text:p text:style-name="P21"><text:s text:c="6"/>"data": ""</text:p>
        <text:p text:style-name="P21"><text:s text:c="3"/>}</text:p>
        <text:p text:style-name="P22">}</text:p>
      </text:section>
      <text:section text:style-name="Sect1" text:name="echo-reply">
        <text:h text:style-name="P11" text:outline-level="3">Echo Reply</text:h>
        <text:p text:style-name="P1"><text:bookmark text:name="ryu.ofproto.ofproto_v1_5_parser.OFPEchoReply"/><text:span text:style-name="Emphasis"><text:span text:style-name="T1">class </text:span></text:span><text:span text:style-name="Source_20_Text"><text:span text:style-name="T1">ryu.ofproto.ofproto_v1_5_parser.OFPEchoReply</text:span></text:span><text:span text:style-name="T1">(</text:span><text:span text:style-name="Emphasis"><text:span text:style-name="T1">datapath</text:span></text:span><text:span text:style-name="T1">, </text:span><text:span text:style-name="Emphasis"><text:span text:style-name="T1">data=None</text:span></text:span><text:span text:style-name="T1">) </text:span></text:p>
        <text:p text:style-name="P3">Echo reply message</text:p>
        <text:p text:style-name="P3">This message is handled by the Ryu framework, so the Ryu application do not need to process this typically.</text:p>
      </text:section>
      <text:p text:style-name="P5"><text:soft-page-break/></text:p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17">Attribute</text:p>
            </table:table-cell>
            <table:table-cell table:style-name="Tabela5.B1" office:value-type="string">
              <text:p text:style-name="P17">Description</text:p>
            </table:table-cell>
          </table:table-row>
        </table:table-header-rows>
        <table:table-row>
          <table:table-cell table:style-name="Tabela5.A2" office:value-type="string">
            <text:p text:style-name="P9">data</text:p>
          </table:table-cell>
          <table:table-cell table:style-name="Tabela5.B2" office:value-type="string">
            <text:p text:style-name="P9">An arbitrary length data</text:p>
          </table:table-cell>
        </table:table-row>
      </table:table>
      <text:p text:style-name="P23"/>
      <text:p text:style-name="P23">Example:</text:p>
      <text:p text:style-name="P20"><text:bookmark text:name="echo-reply"/>ef send_echo_reply(self, datapath, data):</text:p>
      <text:section text:style-name="Sect1" text:name="Seção1">
        <text:p text:style-name="P21"><text:s text:c="4"/>ofp_parser = datapath.ofproto_parser</text:p>
        <text:p text:style-name="P21"/>
        <text:p text:style-name="P21"><text:s text:c="4"/>reply = ofp_parser.OFPEchoReply(datapath, data)</text:p>
        <text:p text:style-name="P21"><text:s text:c="4"/>datapath.send_msg(reply)</text:p>
        <text:p text:style-name="P21"/>
        <text:p text:style-name="P21">@set_ev_cls(ofp_event.EventOFPEchoReply,</text:p>
        <text:p text:style-name="P21"><text:s text:c="12"/>[HANDSHAKE_DISPATCHER, CONFIG_DISPATCHER, MAIN_DISPATCHER])</text:p>
        <text:p text:style-name="P21">def echo_reply_handler(self, ev):</text:p>
        <text:p text:style-name="P21"><text:s text:c="4"/>self.logger.debug('OFPEchoReply received: data=%s',</text:p>
        <text:p text:style-name="P22"><text:s text:c="22"/>utils.hex_array(ev.msg.data))</text:p>
        <text:p text:style-name="P3">JSON Example:</text:p>
        <text:p text:style-name="P21">{</text:p>
        <text:p text:style-name="P21"><text:s text:c="3"/>"OFPEchoReply": {</text:p>
        <text:p text:style-name="P21"><text:s text:c="6"/>"data": ""</text:p>
        <text:p text:style-name="P21"><text:s text:c="3"/>}</text:p>
        <text:p text:style-name="P22">}</text:p>
      </text:section>
      <text:section text:style-name="Sect1" text:name="error-message">
        <text:h text:style-name="P15" text:outline-level="2">Flow Stats Structures</text:h>
        <text:p text:style-name="P1"><text:bookmark text:name="ryu.ofproto.ofproto_v1_5_parser.OFPStats"/><text:span text:style-name="Emphasis"><text:span text:style-name="T1">class </text:span></text:span><text:span text:style-name="Source_20_Text"><text:span text:style-name="T1">ryu.ofproto.ofproto_v1_5_parser.OFPStats</text:span></text:span><text:span text:style-name="T1">(</text:span><text:span text:style-name="Emphasis"><text:span text:style-name="T1">length=None</text:span></text:span><text:span text:style-name="T1">, </text:span><text:span text:style-name="Emphasis"><text:span text:style-name="T1">_ordered_fields=None</text:span></text:span><text:span text:style-name="T1">, </text:span><text:span text:style-name="Emphasis"><text:span text:style-name="T1">**kwargs</text:span></text:span><text:span text:style-name="T1">) </text:span></text:p>
        <text:p text:style-name="P10">This class is implementation of the flow stats structure having compose/query API.</text:p>
        <text:p text:style-name="P10">You can define the flow stats by the keyword arguments. The following arguments are available.</text:p>
      </text:section>
      <table:table table:name="Tabela6" table:style-name="Tabela6">
        <table:table-column table:style-name="Tabela6.A"/>
        <table:table-column table:style-name="Tabela6.B"/>
        <table:table-column table:style-name="Tabela6.C"/>
        <table:table-header-rows>
          <table:table-row>
            <table:table-cell table:style-name="Tabela6.A1" office:value-type="string">
              <text:p text:style-name="P18">Argument</text:p>
            </table:table-cell>
            <table:table-cell table:style-name="Tabela6.A1" office:value-type="string">
              <text:p text:style-name="P18">Value</text:p>
            </table:table-cell>
            <table:table-cell table:style-name="Tabela6.C1" office:value-type="string">
              <text:p text:style-name="P18">Description</text:p>
            </table:table-cell>
          </table:table-row>
        </table:table-header-rows>
        <table:table-row>
          <table:table-cell table:style-name="Tabela6.A2" office:value-type="string">
            <text:p text:style-name="P7">duration</text:p>
          </table:table-cell>
          <table:table-cell table:style-name="Tabela6.A2" office:value-type="string">
            <text:p text:style-name="P7">Integer 32bit*2</text:p>
          </table:table-cell>
          <table:table-cell table:style-name="Tabela6.C2" office:value-type="string">
            <text:p text:style-name="P8">Time flow entry has been alive. This field is a tuple of two Integer 32bit. The first value is duration_sec and the second is duration_nsec.</text:p>
          </table:table-cell>
        </table:table-row>
        <table:table-row>
          <table:table-cell table:style-name="Tabela6.A2" office:value-type="string">
            <text:p text:style-name="P7">idle_time</text:p>
          </table:table-cell>
          <table:table-cell table:style-name="Tabela6.A2" office:value-type="string">
            <text:p text:style-name="P7">Integer 32bit*2</text:p>
          </table:table-cell>
          <table:table-cell table:style-name="Tabela6.C2" office:value-type="string">
            <text:p text:style-name="P7">Time flow entry has been idle.</text:p>
          </table:table-cell>
        </table:table-row>
        <table:table-row>
          <table:table-cell table:style-name="Tabela6.A2" office:value-type="string">
            <text:p text:style-name="P7">flow_count</text:p>
          </table:table-cell>
          <table:table-cell table:style-name="Tabela6.A2" office:value-type="string">
            <text:p text:style-name="P7">Integer 32bit</text:p>
          </table:table-cell>
          <table:table-cell table:style-name="Tabela6.C2" office:value-type="string">
            <text:p text:style-name="P7">Number of aggregated flow entries.</text:p>
          </table:table-cell>
        </table:table-row>
        <table:table-row>
          <table:table-cell table:style-name="Tabela6.A2" office:value-type="string">
            <text:p text:style-name="P7">packet_count</text:p>
          </table:table-cell>
          <table:table-cell table:style-name="Tabela6.A2" office:value-type="string">
            <text:p text:style-name="P7">Integer 64bit</text:p>
          </table:table-cell>
          <table:table-cell table:style-name="Tabela6.C2" office:value-type="string">
            <text:p text:style-name="P7">Number of packets matched by a flow entry.</text:p>
          </table:table-cell>
        </table:table-row>
        <table:table-row>
          <table:table-cell table:style-name="Tabela6.A2" office:value-type="string">
            <text:p text:style-name="P7">byte_count</text:p>
          </table:table-cell>
          <table:table-cell table:style-name="Tabela6.A2" office:value-type="string">
            <text:p text:style-name="P7">Integer 64bit</text:p>
          </table:table-cell>
          <table:table-cell table:style-name="Tabela6.C2" office:value-type="string">
            <text:p text:style-name="P7">Number of bytes matched by a flow entry.</text:p>
          </table:table-cell>
        </table:table-row>
      </table:table>
      <text:p text:style-name="P23"/>
      <text:p text:style-name="P23">Example:</text:p>
      <text:p text:style-name="P20">&gt;&gt;&gt; # compose</text:p>
      <text:p text:style-name="P19">&gt;&gt;&gt; stats = parser.OFPStats(</text:p>
      <text:p text:style-name="P19">... <text:s text:c="4"/>packet_count=100,</text:p>
      <text:p text:style-name="P19">... <text:s text:c="4"/>duration=(100, 200)</text:p>
      <text:p text:style-name="P19">&gt;&gt;&gt; # query</text:p>
      <text:p text:style-name="P19"><text:soft-page-break/>&gt;&gt;&gt; if 'duration' in stats:</text:p>
      <text:p text:style-name="P19">... <text:s text:c="4"/>print stats['duration']</text:p>
      <text:p text:style-name="P19">...</text:p>
      <text:p text:style-name="P4">(100, 20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22:32:26.958000000</meta:creation-date>
    <dc:date>2017-05-22T17:54:51.136000000</dc:date>
    <meta:editing-duration>PT19M59S</meta:editing-duration>
    <meta:editing-cycles>5</meta:editing-cycles>
    <meta:generator>LibreOffice/5.2.6.2$Windows_x86 LibreOffice_project/a3100ed2409ebf1c212f5048fbe377c281438fdc</meta:generator>
    <meta:document-statistic meta:table-count="6" meta:image-count="0" meta:object-count="0" meta:page-count="8" meta:paragraph-count="362" meta:word-count="902" meta:character-count="10193" meta:non-whitespace-character-count="6676"/>
  </office:meta>
</office:document-meta>
</file>